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NewPS-BoldMT" svg:font-family="CourierNewPS-BoldMT" style:font-family-generic="roman" style:font-pitch="variable"/>
    <style:font-face style:name="CourierNewPS-ItalicMT" svg:font-family="CourierNewPS-ItalicMT" style:font-family-generic="roman" style:font-pitch="variable"/>
    <style:font-face style:name="CourierNewPSMT" svg:font-family="CourierNewPS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fa196" officeooo:paragraph-rsid="000fa196" style:font-size-asian="16pt" style:font-size-complex="16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408181" loext:opacity="100%" style:font-name="CourierNewPS-ItalicMT" fo:font-size="10pt" fo:font-style="italic" officeooo:rsid="000fa196" officeooo:paragraph-rsid="000fa196" style:font-size-asian="10pt" style:font-style-asian="italic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ourierNewPSMT" fo:font-size="10pt" style:font-size-asian="10pt"/>
    </style:style>
    <style:style style:name="P6" style:family="paragraph" style:parent-style-name="Standard">
      <style:text-properties fo:color="#000000" loext:opacity="100%" style:font-name="CourierNewPSMT" fo:font-size="10pt" officeooo:rsid="000fa196" officeooo:paragraph-rsid="000fa196" style:font-size-asian="10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8100" loext:opacity="100%" style:font-name="CourierNewPS-BoldMT" fo:font-size="10pt" fo:font-weight="bold" officeooo:rsid="000fa196" officeooo:paragraph-rsid="000fa196" style:font-size-asian="10pt" style:font-weight-asian="bold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008100" loext:opacity="100%" style:font-name="CourierNewPS-BoldMT" fo:font-size="10pt" fo:font-weight="bold" style:font-size-asian="10pt" style:font-weight-asian="bold"/>
    </style:style>
    <style:style style:name="P9" style:family="paragraph" style:parent-style-name="Standard">
      <style:paragraph-properties fo:text-align="start" style:justify-single-word="false"/>
      <style:text-properties fo:color="#0000ff" loext:opacity="100%" style:font-name="CourierNewPS-BoldMT" fo:font-size="10pt" fo:font-weight="bold" style:font-size-asian="10pt" style:font-weight-asian="bold"/>
    </style:style>
    <style:style style:name="P10" style:family="paragraph" style:parent-style-name="Standard">
      <style:paragraph-properties fo:text-align="start" style:justify-single-word="false"/>
      <style:text-properties fo:color="#0000ff" loext:opacity="100%" style:font-name="CourierNewPSMT" fo:font-size="10pt" style:font-size-asian="10pt"/>
    </style:style>
    <style:style style:name="T1" style:family="text">
      <style:text-properties fo:color="#008100" loext:opacity="100%" style:font-name="CourierNewPS-BoldMT" fo:font-size="10pt" fo:font-weight="bold" style:font-size-asian="10pt" style:font-weight-asian="bold"/>
    </style:style>
    <style:style style:name="T2" style:family="text">
      <style:text-properties fo:color="#008100" loext:opacity="100%" style:font-name="CourierNewPSMT" fo:font-size="10pt" style:font-size-asian="10pt"/>
    </style:style>
    <style:style style:name="T3" style:family="text">
      <style:text-properties fo:color="#000000" loext:opacity="100%" style:font-name="CourierNewPSMT" fo:font-size="10pt" style:font-size-asian="10pt"/>
    </style:style>
    <style:style style:name="T4" style:family="text">
      <style:text-properties fo:color="#666666" loext:opacity="100%" style:font-name="CourierNewPSMT" fo:font-size="10pt" style:font-size-asian="10pt"/>
    </style:style>
    <style:style style:name="T5" style:family="text">
      <style:text-properties fo:color="#0000ff" loext:opacity="100%" style:font-name="CourierNewPSMT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ML</text:p>
      <text:p text:style-name="P1">&lt;!-- </text:p>
      <text:p text:style-name="P1">autor: Marco Barría </text:p>
      <text:p text:style-name="P1">https://twitter.com/marco_bf</text:p>
      <text:p text:style-name="P1">--&gt;</text:p>
      <text:p text:style-name="P1"/>
      <text:p text:style-name="P1">&lt;div class="slider--teams"&gt;</text:p>
      <text:p text:style-name="P1"><text:s text:c="2"/>&lt;div class="slider--teams__team"&gt;</text:p>
      <text:p text:style-name="P1"><text:s text:c="4"/>&lt;ul id="list" class="cf"&gt;</text:p>
      <text:p text:style-name="P1"><text:s text:c="6"/></text:p>
      <text:p text:style-name="P1"><text:s text:c="6"/>&lt;li&gt;</text:p>
      <text:p text:style-name="P1"><text:s text:c="8"/>&lt;figure class="active"&gt;</text:p>
      <text:p text:style-name="P1"><text:s text:c="10"/>&lt;div&gt;</text:p>
      <text:p text:style-name="P1"><text:s text:c="10"/><text:tab/>&lt;div&gt;&lt;/div&gt;</text:p>
      <text:p text:style-name="P1"><text:s text:c="10"/>&lt;/div&gt;</text:p>
      <text:p text:style-name="P1"><text:s text:c="10"/>&lt;figcaption&gt;</text:p>
      <text:p text:style-name="P1"><text:s text:c="12"/>&lt;h2&gt;Billie&lt;/h2&gt;</text:p>
      <text:p text:style-name="P1"><text:s text:c="12"/>&lt;p&gt;Head of Team&lt;/p&gt;</text:p>
      <text:p text:style-name="P1"><text:s text:c="10"/>&lt;/figcaption&gt;</text:p>
      <text:p text:style-name="P1"><text:s text:c="8"/>&lt;/figure&gt;</text:p>
      <text:p text:style-name="P1"><text:s text:c="6"/>&lt;/li&gt;</text:p>
      <text:p text:style-name="P1"><text:s text:c="6"/></text:p>
      <text:p text:style-name="P1"><text:s text:c="6"/>&lt;li&gt;</text:p>
      <text:p text:style-name="P1"><text:s text:c="8"/>&lt;figure&gt;</text:p>
      <text:p text:style-name="P1"><text:s text:c="10"/>&lt;div&gt;</text:p>
      <text:p text:style-name="P1"><text:s text:c="12"/>&lt;div&gt;&lt;/div&gt;</text:p>
      <text:p text:style-name="P1"><text:s text:c="10"/>&lt;/div&gt;</text:p>
      <text:p text:style-name="P1"><text:s text:c="10"/>&lt;figcaption&gt;</text:p>
      <text:p text:style-name="P1"><text:s text:c="12"/>&lt;h2&gt;Roger&lt;/h2&gt;</text:p>
      <text:p text:style-name="P1"><text:s text:c="12"/>&lt;p&gt;Art Director&lt;/p&gt;</text:p>
      <text:p text:style-name="P1"><text:s text:c="10"/>&lt;/figcaption&gt;</text:p>
      <text:p text:style-name="P1"><text:s text:c="8"/>&lt;/figure&gt;</text:p>
      <text:p text:style-name="P1"><text:s text:c="6"/>&lt;/li&gt;</text:p>
      <text:p text:style-name="P1"><text:s text:c="6"/></text:p>
      <text:p text:style-name="P1"><text:s text:c="6"/>&lt;li&gt;</text:p>
      <text:p text:style-name="P1"><text:s text:c="8"/>&lt;figure&gt;</text:p>
      <text:p text:style-name="P1"><text:s text:c="10"/>&lt;div&gt;</text:p>
      <text:p text:style-name="P1"><text:s text:c="10"/><text:tab/>&lt;div&gt;&lt;/div&gt;</text:p>
      <text:p text:style-name="P1"><text:s text:c="10"/>&lt;/div&gt;</text:p>
      <text:p text:style-name="P1"><text:soft-page-break/><text:s text:c="10"/>&lt;figcaption&gt;</text:p>
      <text:p text:style-name="P1"><text:s text:c="12"/>&lt;h2&gt;Wendy&lt;/h2&gt;</text:p>
      <text:p text:style-name="P1"><text:s text:c="12"/>&lt;p&gt;Designer&lt;/p&gt;</text:p>
      <text:p text:style-name="P1"><text:s text:c="10"/>&lt;/figcaption&gt;</text:p>
      <text:p text:style-name="P1"><text:s text:c="8"/>&lt;/figure&gt;</text:p>
      <text:p text:style-name="P1"><text:s text:c="6"/>&lt;/li&gt;</text:p>
      <text:p text:style-name="P1"><text:s text:c="6"/></text:p>
      <text:p text:style-name="P1"><text:s text:c="6"/>&lt;li&gt;</text:p>
      <text:p text:style-name="P1"><text:s text:c="8"/>&lt;figure&gt;</text:p>
      <text:p text:style-name="P1"><text:s text:c="10"/>&lt;div&gt;</text:p>
      <text:p text:style-name="P1"><text:s text:c="10"/><text:tab/>&lt;div&gt;&lt;/div&gt;</text:p>
      <text:p text:style-name="P1"><text:s text:c="10"/>&lt;/div&gt;</text:p>
      <text:p text:style-name="P1"><text:s text:c="10"/>&lt;figcaption&gt;</text:p>
      <text:p text:style-name="P1"><text:s text:c="12"/>&lt;h2&gt;Bill&lt;/h2&gt;</text:p>
      <text:p text:style-name="P1"><text:s text:c="12"/>&lt;p&gt;Development&lt;/p&gt;</text:p>
      <text:p text:style-name="P1"><text:s text:c="10"/>&lt;/figcaption&gt;</text:p>
      <text:p text:style-name="P1"><text:s text:c="8"/>&lt;/figure&gt;</text:p>
      <text:p text:style-name="P1"><text:s text:c="6"/>&lt;/li&gt;</text:p>
      <text:p text:style-name="P1"><text:s text:c="6"/></text:p>
      <text:p text:style-name="P1"><text:s text:c="6"/>&lt;li&gt;</text:p>
      <text:p text:style-name="P1"><text:s text:c="8"/>&lt;figure&gt;</text:p>
      <text:p text:style-name="P1"><text:s text:c="10"/>&lt;div&gt;</text:p>
      <text:p text:style-name="P1"><text:s text:c="10"/><text:tab/>&lt;div&gt;&lt;/div&gt; </text:p>
      <text:p text:style-name="P1"><text:s text:c="10"/>&lt;/div&gt;</text:p>
      <text:p text:style-name="P1"><text:s text:c="10"/>&lt;figcaption&gt;</text:p>
      <text:p text:style-name="P1"><text:s text:c="12"/>&lt;h2&gt;Lorraine&lt;/h2&gt;</text:p>
      <text:p text:style-name="P1"><text:s text:c="12"/>&lt;p&gt;Front-End Development&lt;/p&gt;</text:p>
      <text:p text:style-name="P1"><text:s text:c="10"/>&lt;/figcaption&gt;</text:p>
      <text:p text:style-name="P1"><text:s text:c="8"/>&lt;/figure&gt;</text:p>
      <text:p text:style-name="P1"><text:s text:c="6"/>&lt;/li&gt;</text:p>
      <text:p text:style-name="P1"><text:s text:c="6"/></text:p>
      <text:p text:style-name="P1"><text:s text:c="6"/>&lt;li&gt;</text:p>
      <text:p text:style-name="P1"><text:s text:c="8"/>&lt;figure&gt;</text:p>
      <text:p text:style-name="P1"><text:s text:c="10"/>&lt;div&gt;</text:p>
      <text:p text:style-name="P1"><text:s text:c="10"/><text:tab/>&lt;div&gt;&lt;/div&gt; </text:p>
      <text:p text:style-name="P1"><text:s text:c="10"/>&lt;/div&gt;</text:p>
      <text:p text:style-name="P1"><text:s text:c="10"/>&lt;figcaption&gt;</text:p>
      <text:p text:style-name="P1"><text:s text:c="12"/>&lt;h2&gt;Wesley&lt;/h2&gt;</text:p>
      <text:p text:style-name="P1"><text:s text:c="12"/>&lt;p&gt;Marketing Lead&lt;/p&gt;</text:p>
      <text:p text:style-name="P1"><text:soft-page-break/><text:s text:c="10"/>&lt;/figcaption&gt;</text:p>
      <text:p text:style-name="P1"><text:s text:c="8"/>&lt;/figure&gt;</text:p>
      <text:p text:style-name="P1"><text:s text:c="6"/>&lt;/li&gt;</text:p>
      <text:p text:style-name="P1"><text:s text:c="6"/></text:p>
      <text:p text:style-name="P1"><text:s text:c="4"/>&lt;/ul&gt;</text:p>
      <text:p text:style-name="P1"><text:s text:c="2"/>&lt;/div&gt;</text:p>
      <text:p text:style-name="P1">&lt;/div&gt;</text:p>
      <text:p text:style-name="P1">-----------------------------------------------------------------------</text:p>
      <text:p text:style-name="P2">CSS</text:p>
      <text:p text:style-name="P1"/>
      <text:p text:style-name="P1">// Ease</text:p>
      <text:p text:style-name="P1"/>
      <text:p text:style-name="P1">$easeInOutBack: cubic-bezier(0.680, -0.550, 0.265, 1.550);</text:p>
      <text:p text:style-name="P1">$easeOutBack: cubic-bezier(0.175, 0.885, 0.320, 1.275);</text:p>
      <text:p text:style-name="P1">$easeInOutSine: cubic-bezier(0.445, 0.050, 0.550, 0.950);</text:p>
      <text:p text:style-name="P1"/>
      <text:p text:style-name="P1">* {</text:p>
      <text:p text:style-name="P1"><text:s text:c="2"/>margin: 0;</text:p>
      <text:p text:style-name="P1"><text:s text:c="2"/>padding: 0;</text:p>
      <text:p text:style-name="P1">}</text:p>
      <text:p text:style-name="P1"/>
      <text:p text:style-name="P1">*,</text:p>
      <text:p text:style-name="P1">*:after,</text:p>
      <text:p text:style-name="P1">*:before {</text:p>
      <text:p text:style-name="P1"><text:s text:c="2"/>box-sizing: border-box;</text:p>
      <text:p text:style-name="P1">}</text:p>
      <text:p text:style-name="P1"/>
      <text:p text:style-name="P1">html {</text:p>
      <text:p text:style-name="P1"><text:s text:c="2"/>-webkit-font-smoothing: antialiased;</text:p>
      <text:p text:style-name="P1"><text:s text:c="2"/>-moz-osx-font-smoothing: grayscale;</text:p>
      <text:p text:style-name="P1"><text:s text:c="2"/>text-rendering: optimizelegibility;</text:p>
      <text:p text:style-name="P1">}</text:p>
      <text:p text:style-name="P1"/>
      <text:p text:style-name="P1">html,</text:p>
      <text:p text:style-name="P1">body {</text:p>
      <text:p text:style-name="P1"><text:s text:c="2"/>width: 100%;</text:p>
      <text:p text:style-name="P1"><text:s text:c="2"/>height: 100%;</text:p>
      <text:p text:style-name="P1">}</text:p>
      <text:p text:style-name="P1"/>
      <text:p text:style-name="P1"><text:soft-page-break/>body {</text:p>
      <text:p text:style-name="P1"><text:s text:c="2"/>font-family: 'Open Sans', sans-serif;</text:p>
      <text:p text:style-name="P1"><text:s text:c="2"/>font-size: 100%;</text:p>
      <text:p text:style-name="P1">}</text:p>
      <text:p text:style-name="P1"/>
      <text:p text:style-name="P1">ul {</text:p>
      <text:p text:style-name="P1"><text:s text:c="2"/>li {</text:p>
      <text:p text:style-name="P1"><text:s text:c="4"/>list-style-type: none;</text:p>
      <text:p text:style-name="P1"><text:s text:c="2"/>}</text:p>
      <text:p text:style-name="P1">}</text:p>
      <text:p text:style-name="P1"/>
      <text:p text:style-name="P1">.slider--teams {</text:p>
      <text:p text:style-name="P1"><text:s text:c="2"/>position: relative;</text:p>
      <text:p text:style-name="P1"><text:s text:c="2"/>top: 50%;</text:p>
      <text:p text:style-name="P1"><text:s text:c="2"/>left: 50%;</text:p>
      <text:p text:style-name="P1"><text:s text:c="2"/>max-width: 750px;</text:p>
      <text:p text:style-name="P1"><text:s text:c="2"/>opacity: 0;</text:p>
      <text:p text:style-name="P1"><text:s text:c="2"/>transform: translate(-50%, -50%);</text:p>
      <text:p text:style-name="P1"><text:s text:c="2"/>.slider--teams__team {</text:p>
      <text:p text:style-name="P1"><text:s text:c="4"/>position: relative;</text:p>
      <text:p text:style-name="P1"><text:s text:c="4"/>overflow: hidden;</text:p>
      <text:p text:style-name="P1"><text:s text:c="2"/>}</text:p>
      <text:p text:style-name="P1">}</text:p>
      <text:p text:style-name="P1"/>
      <text:p text:style-name="P1">#list {</text:p>
      <text:p text:style-name="P1"><text:s text:c="2"/>position: relative;</text:p>
      <text:p text:style-name="P1"><text:s text:c="2"/>backface-visibility: hidden;</text:p>
      <text:p text:style-name="P1"><text:s text:c="2"/>transform: translate3d(0,0,0);</text:p>
      <text:p text:style-name="P1"><text:s text:c="2"/>li {</text:p>
      <text:p text:style-name="P1"><text:s text:c="4"/>position: relative;</text:p>
      <text:p text:style-name="P1"><text:s text:c="4"/>display: inline-block;</text:p>
      <text:p text:style-name="P1"><text:s text:c="4"/>float: left;</text:p>
      <text:p text:style-name="P1"><text:s text:c="4"/>text-align: center;</text:p>
      <text:p text:style-name="P1"><text:s text:c="4"/>figure {</text:p>
      <text:p text:style-name="P1"><text:s text:c="6"/>cursor: pointer;</text:p>
      <text:p text:style-name="P1"><text:s text:c="6"/>margin: 1em;</text:p>
      <text:p text:style-name="P1"><text:s text:c="6"/>opacity: 0.5;</text:p>
      <text:p text:style-name="P1"><text:s text:c="6"/>backface-visibility: hidden;</text:p>
      <text:p text:style-name="P1"><text:soft-page-break/><text:s text:c="6"/>transition: transform 450ms $easeInOutSine, opacity 450ms ease-in-out;</text:p>
      <text:p text:style-name="P1"><text:s text:c="6"/>transform: scale(0.5) translateZ(0px);</text:p>
      <text:p text:style-name="P1"><text:s text:c="6"/>&amp;:hover {</text:p>
      <text:p text:style-name="P1"><text:s text:c="8"/>opacity: 0.8;</text:p>
      <text:p text:style-name="P1"><text:s text:c="8"/>transform: scale(0.6) translateZ(0px);</text:p>
      <text:p text:style-name="P1"><text:s text:c="6"/>}</text:p>
      <text:p text:style-name="P1"><text:s text:c="6"/>&amp;:active {</text:p>
      <text:p text:style-name="P1"><text:s text:c="8"/>opacity: 1;</text:p>
      <text:p text:style-name="P1"><text:s text:c="8"/>transform: scale(0.7) translateZ(0px);</text:p>
      <text:p text:style-name="P1"><text:s text:c="6"/>}</text:p>
      <text:p text:style-name="P1"><text:s text:c="6"/>&gt; div {</text:p>
      <text:p text:style-name="P1"><text:s text:c="8"/>border-radius: 5px;</text:p>
      <text:p text:style-name="P1"><text:s text:c="8"/>position: relative;</text:p>
      <text:p text:style-name="P1"><text:s text:c="8"/>margin: 2rem auto;</text:p>
      <text:p text:style-name="P1"><text:s text:c="8"/>width: 120px;</text:p>
      <text:p text:style-name="P1"><text:s text:c="8"/>height: 120px;</text:p>
      <text:p text:style-name="P1"><text:s text:c="8"/>overflow: hidden;</text:p>
      <text:p text:style-name="P1"><text:s text:c="8"/>transform: rotate(45deg) translateZ(0px);</text:p>
      <text:p text:style-name="P1"><text:s text:c="8"/>&gt; div {</text:p>
      <text:p text:style-name="P1"><text:s text:c="10"/>background: url(https://s3-us-west-2.amazonaws.com/s.cdpn.io/953/teams.jpg) no-repeat;</text:p>
      <text:p text:style-name="P1"><text:s text:c="10"/>background-size: cover;</text:p>
      <text:p text:style-name="P1"><text:s text:c="10"/>background-position: 0px 0px; </text:p>
      <text:p text:style-name="P1"><text:s text:c="10"/>position: absolute;</text:p>
      <text:p text:style-name="P1"><text:s text:c="10"/>top: 50%;</text:p>
      <text:p text:style-name="P1"><text:s text:c="10"/>left: 50%;</text:p>
      <text:p text:style-name="P1"><text:s text:c="10"/>width: 170px;</text:p>
      <text:p text:style-name="P1"><text:s text:c="10"/>height: 170px;</text:p>
      <text:p text:style-name="P1"><text:s text:c="10"/>transform: rotate(-45deg) translate(0%, -70%);</text:p>
      <text:p text:style-name="P1"><text:s text:c="8"/>}</text:p>
      <text:p text:style-name="P1"><text:s text:c="6"/>}</text:p>
      <text:p text:style-name="P1"><text:s text:c="6"/>figcaption {</text:p>
      <text:p text:style-name="P1"><text:s text:c="8"/>h2 {</text:p>
      <text:p text:style-name="P1"><text:s text:c="10"/>color: #333;</text:p>
      <text:p text:style-name="P1"><text:s text:c="10"/>font-size: 1.6rem;</text:p>
      <text:p text:style-name="P1"><text:s text:c="10"/>font-weight: 800;</text:p>
      <text:p text:style-name="P1"><text:s text:c="8"/>}</text:p>
      <text:p text:style-name="P1"><text:soft-page-break/><text:s text:c="8"/>p {</text:p>
      <text:p text:style-name="P1"><text:s text:c="10"/>color: #666;</text:p>
      <text:p text:style-name="P1"><text:s text:c="10"/>font-size: 0.9rem;</text:p>
      <text:p text:style-name="P1"><text:s text:c="10"/>font-weight: 400;</text:p>
      <text:p text:style-name="P1"><text:s text:c="8"/>}</text:p>
      <text:p text:style-name="P1"><text:s text:c="6"/>}</text:p>
      <text:p text:style-name="P1"><text:s text:c="4"/>}</text:p>
      <text:p text:style-name="P1"><text:s text:c="4"/>&amp;:nth-child(1) figure &gt; div &gt; div {</text:p>
      <text:p text:style-name="P1"><text:s text:c="4"/>background-position: 0px 0px !important;</text:p>
      <text:p text:style-name="P1"><text:s text:c="2"/>}</text:p>
      <text:p text:style-name="P1"><text:s text:c="4"/>&amp;:nth-child(2) figure &gt; div &gt; div {</text:p>
      <text:p text:style-name="P1"><text:s text:c="4"/>background-position: 0px 20% !important;</text:p>
      <text:p text:style-name="P1"><text:s text:c="2"/>}</text:p>
      <text:p text:style-name="P1"><text:s text:c="4"/>&amp;:nth-child(3) figure &gt; div &gt; div {</text:p>
      <text:p text:style-name="P1"><text:s text:c="4"/>background-position: 0px 40% !important;</text:p>
      <text:p text:style-name="P1"><text:s text:c="2"/>}</text:p>
      <text:p text:style-name="P1"><text:s text:c="4"/>&amp;:nth-child(4) figure &gt; div &gt; div {</text:p>
      <text:p text:style-name="P1"><text:s text:c="4"/>background-position: 0px 60% !important;</text:p>
      <text:p text:style-name="P1"><text:s text:c="2"/>}</text:p>
      <text:p text:style-name="P1"><text:s text:c="4"/>&amp;:nth-child(5) figure &gt; div &gt; div {</text:p>
      <text:p text:style-name="P1"><text:s text:c="4"/>background-position: 0px 80% !important;</text:p>
      <text:p text:style-name="P1"><text:s text:c="2"/>}</text:p>
      <text:p text:style-name="P1"><text:s text:c="4"/>&amp;:nth-child(6) figure &gt; div &gt; div {</text:p>
      <text:p text:style-name="P1"><text:s text:c="4"/>background-position: 0px 100% !important;</text:p>
      <text:p text:style-name="P1"><text:s text:c="2"/>}</text:p>
      <text:p text:style-name="P1"/>
      <text:p text:style-name="P1"><text:s text:c="2"/>}</text:p>
      <text:p text:style-name="P1">}</text:p>
      <text:p text:style-name="P1"/>
      <text:p text:style-name="P1">.active {</text:p>
      <text:p text:style-name="P1"><text:s text:c="2"/>opacity: 1 !important;</text:p>
      <text:p text:style-name="P1"><text:s text:c="2"/>transform: scale(1) translateZ(0px) !important;</text:p>
      <text:p text:style-name="P1">}</text:p>
      <text:p text:style-name="P1"/>
      <text:p text:style-name="P1">.cf:before,</text:p>
      <text:p text:style-name="P1">.cf:after {</text:p>
      <text:p text:style-name="P1"><text:s text:c="4"/>content: " ";</text:p>
      <text:p text:style-name="P1"><text:s text:c="4"/>display: table;</text:p>
      <text:p text:style-name="P1">}</text:p>
      <text:p text:style-name="P1"><text:soft-page-break/></text:p>
      <text:p text:style-name="P1">.cf:after {</text:p>
      <text:p text:style-name="P1"><text:s text:c="4"/>clear: both;</text:p>
      <text:p text:style-name="P1">}</text:p>
      <text:p text:style-name="P1"/>
      <text:p text:style-name="P1">.cf {</text:p>
      <text:p text:style-name="P1"><text:s text:c="4"/>*zoom: 1;</text:p>
      <text:p text:style-name="P1">}</text:p>
      <text:p text:style-name="P1">-----------------------------------------------------------------------------------</text:p>
      <text:p text:style-name="P2">JS</text:p>
      <text:p text:style-name="P2"/>
      <text:p text:style-name="P2">var sliderTeam = (function(document, $) {</text:p>
      <text:p text:style-name="P2"><text:s text:c="2"/></text:p>
      <text:p text:style-name="P2"><text:s text:c="2"/>'use strict';</text:p>
      <text:p text:style-name="P2"><text:s text:c="2"/></text:p>
      <text:p text:style-name="P2"><text:s text:c="2"/>var $sliderTeams = $('.slider--teams'),</text:p>
      <text:p text:style-name="P2"><text:s text:c="6"/>$list = $('#list'),</text:p>
      <text:p text:style-name="P2"><text:s text:c="6"/>$listItems = $('#list li'),</text:p>
      <text:p text:style-name="P2"><text:s text:c="6"/>$nItems = $listItems.length,</text:p>
      <text:p text:style-name="P2"><text:s text:c="6"/>$nView = 3,</text:p>
      <text:p text:style-name="P2"><text:s text:c="6"/>autoSlider,</text:p>
      <text:p text:style-name="P2"><text:s text:c="6"/>$current = 0,</text:p>
      <text:p text:style-name="P2"><text:s text:c="6"/>$isAuto = true,</text:p>
      <text:p text:style-name="P2"><text:s text:c="6"/>$acAuto = 2500,</text:p>
      <text:p text:style-name="P2"><text:s text:c="6"/></text:p>
      <text:p text:style-name="P2"><text:s text:c="6"/>_init = function() {</text:p>
      <text:p text:style-name="P2"><text:s text:c="8"/>_initWidth();</text:p>
      <text:p text:style-name="P2"><text:s text:c="8"/>_eventInit();</text:p>
      <text:p text:style-name="P2"><text:s text:c="6"/>},</text:p>
      <text:p text:style-name="P2"><text:s text:c="6"/></text:p>
      <text:p text:style-name="P2"><text:s text:c="6"/>_initWidth = function() {</text:p>
      <text:p text:style-name="P2"><text:s text:c="8"/>$list.css({</text:p>
      <text:p text:style-name="P2"><text:s text:c="10"/>'margin-left': ~~(100 / $nView) + '%',</text:p>
      <text:p text:style-name="P2"><text:s text:c="10"/>'width': ~~(100 * ($nItems / $nView)) + '%'</text:p>
      <text:p text:style-name="P2"><text:s text:c="8"/>});</text:p>
      <text:p text:style-name="P2"><text:s text:c="8"/>$listItems.css('width', 100 / $nItems + '%');</text:p>
      <text:p text:style-name="P2"><text:s text:c="8"/>$sliderTeams.velocity({ opacity: 1 }, { display: "block" }, { delay:1000 });</text:p>
      <text:p text:style-name="P2"><text:s text:c="6"/>},</text:p>
      <text:p text:style-name="P2"><text:soft-page-break/><text:s text:c="6"/></text:p>
      <text:p text:style-name="P2"><text:s text:c="6"/>_eventInit = function() {</text:p>
      <text:p text:style-name="P2"><text:s text:c="8"/></text:p>
      <text:p text:style-name="P2"><text:s text:c="8"/>window.requestAnimFrame = (function() {</text:p>
      <text:p text:style-name="P2"><text:s text:c="10"/>return <text:s/>window.requestAnimationFrame <text:s text:c="6"/>|| </text:p>
      <text:p text:style-name="P2"><text:s text:c="14"/>window.webkitRequestAnimationFrame || </text:p>
      <text:p text:style-name="P2"><text:s text:c="14"/>window.mozRequestAnimationFrame <text:s text:c="3"/>|| </text:p>
      <text:p text:style-name="P2"><text:s text:c="14"/>window.oRequestAnimationFrame <text:s text:c="5"/>|| </text:p>
      <text:p text:style-name="P2"><text:s text:c="14"/>window.msRequestAnimationFrame <text:s text:c="4"/>|| </text:p>
      <text:p text:style-name="P2"><text:s text:c="14"/>function(callback, element){</text:p>
      <text:p text:style-name="P2"><text:s text:c="16"/>window.setTimeout(callback, 1000 / 60);</text:p>
      <text:p text:style-name="P2"><text:s text:c="14"/>};</text:p>
      <text:p text:style-name="P2"><text:s text:c="8"/>})();</text:p>
      <text:p text:style-name="P2"/>
      <text:p text:style-name="P2"><text:s text:c="8"/>window.requestInterval = function(fn, delay) {</text:p>
      <text:p text:style-name="P2"><text:s text:c="12"/>if( !window.requestAnimationFrame <text:s text:c="6"/>&amp;&amp; </text:p>
      <text:p text:style-name="P2"><text:s text:c="16"/>!window.webkitRequestAnimationFrame &amp;&amp; </text:p>
      <text:p text:style-name="P2"><text:s text:c="16"/>!window.mozRequestAnimationFrame <text:s text:c="3"/>&amp;&amp; </text:p>
      <text:p text:style-name="P2"><text:s text:c="16"/>!window.oRequestAnimationFrame <text:s text:c="5"/>&amp;&amp; </text:p>
      <text:p text:style-name="P2"><text:s text:c="16"/>!window.msRequestAnimationFrame)</text:p>
      <text:p text:style-name="P2"><text:s text:c="20"/>return window.setInterval(fn, delay);</text:p>
      <text:p text:style-name="P2"><text:s text:c="12"/>var start = new Date().getTime(),</text:p>
      <text:p text:style-name="P2"><text:s text:c="12"/>handle = new Object();</text:p>
      <text:p text:style-name="P2"/>
      <text:p text:style-name="P2"><text:s text:c="12"/>function loop() {</text:p>
      <text:p text:style-name="P2"><text:s text:c="16"/>var current = new Date().getTime(),</text:p>
      <text:p text:style-name="P2"><text:s text:c="16"/>delta = current - start;</text:p>
      <text:p text:style-name="P2"><text:s text:c="16"/>if(delta &gt;= delay) {</text:p>
      <text:p text:style-name="P2"><text:s text:c="20"/>fn.call();</text:p>
      <text:p text:style-name="P2"><text:s text:c="20"/>start = new Date().getTime();</text:p>
      <text:p text:style-name="P2"><text:s text:c="16"/>}</text:p>
      <text:p text:style-name="P2"><text:s text:c="16"/>handle.value = requestAnimFrame(loop);</text:p>
      <text:p text:style-name="P2"><text:s text:c="12"/>};</text:p>
      <text:p text:style-name="P2"><text:s text:c="12"/>handle.value = requestAnimFrame(loop);</text:p>
      <text:p text:style-name="P2"><text:s text:c="12"/>return handle;</text:p>
      <text:p text:style-name="P2"><text:s text:c="8"/>}</text:p>
      <text:p text:style-name="P2"/>
      <text:p text:style-name="P2"><text:s text:c="8"/>window.clearRequestInterval = function(handle) {</text:p>
      <text:p text:style-name="P2"><text:soft-page-break/><text:s text:c="12"/>window.cancelAnimationFrame ? window.cancelAnimationFrame(handle.value) :</text:p>
      <text:p text:style-name="P2"><text:s text:c="12"/>window.webkitCancelRequestAnimationFrame ? window.webkitCancelRequestAnimationFrame(handle.value) <text:s text:c="2"/>:</text:p>
      <text:p text:style-name="P2"><text:s text:c="12"/>window.mozCancelRequestAnimationFrame ? window.mozCancelRequestAnimationFrame(handle.value) :</text:p>
      <text:p text:style-name="P2"><text:s text:c="12"/>window.oCancelRequestAnimationFrame ? window.oCancelRequestAnimationFrame(handle.value) :</text:p>
      <text:p text:style-name="P2"><text:s text:c="12"/>window.msCancelRequestAnimationFrame ? msCancelRequestAnimationFrame(handle.value) :</text:p>
      <text:p text:style-name="P2"><text:s text:c="12"/>clearInterval(handle);</text:p>
      <text:p text:style-name="P2"><text:s text:c="8"/>};</text:p>
      <text:p text:style-name="P2"><text:s text:c="8"/></text:p>
      <text:p text:style-name="P2"><text:s text:c="8"/>$.each($listItems, function(i) {</text:p>
      <text:p text:style-name="P2"><text:s text:c="10"/>var $this = $(this);</text:p>
      <text:p text:style-name="P2"><text:s text:c="10"/>$this.on('touchstart click', function(e) {</text:p>
      <text:p text:style-name="P2"><text:s text:c="12"/>e.preventDefault();</text:p>
      <text:p text:style-name="P2"><text:s text:c="12"/>_stopMove(i);</text:p>
      <text:p text:style-name="P2"><text:s text:c="12"/>_moveIt($this, i);</text:p>
      <text:p text:style-name="P2"><text:s text:c="10"/>});</text:p>
      <text:p text:style-name="P2"><text:s text:c="8"/>});</text:p>
      <text:p text:style-name="P2"><text:s text:c="8"/></text:p>
      <text:p text:style-name="P2"><text:s text:c="8"/>autoSlider = requestInterval(_autoMove, $acAuto);</text:p>
      <text:p text:style-name="P2"><text:s text:c="6"/>},</text:p>
      <text:p text:style-name="P2"><text:s text:c="6"/></text:p>
      <text:p text:style-name="P2"><text:s text:c="6"/>_moveIt = function(obj, x) {</text:p>
      <text:p text:style-name="P2"><text:s text:c="8"/></text:p>
      <text:p text:style-name="P2"><text:s text:c="8"/>var n = x;</text:p>
      <text:p text:style-name="P2"><text:s text:c="8"/></text:p>
      <text:p text:style-name="P2"><text:s text:c="8"/>obj.find('figure').addClass('active'); <text:s text:c="7"/></text:p>
      <text:p text:style-name="P2"><text:s text:c="8"/>$listItems.not(obj).find('figure').removeClass('active');</text:p>
      <text:p text:style-name="P2"><text:s text:c="8"/></text:p>
      <text:p text:style-name="P2"><text:s text:c="8"/>$list.velocity({</text:p>
      <text:p text:style-name="P2"><text:s text:c="10"/>translateX: ~~((-(100 / $nItems)) * n) + '%',</text:p>
      <text:p text:style-name="P2"><text:s text:c="10"/>translateZ: 0</text:p>
      <text:p text:style-name="P2"><text:s text:c="8"/>}, {</text:p>
      <text:p text:style-name="P2"><text:s text:c="10"/>duration: 1000,</text:p>
      <text:p text:style-name="P2"><text:s text:c="10"/>easing: [400, 26],</text:p>
      <text:p text:style-name="P2"><text:s text:c="10"/>queue: false</text:p>
      <text:p text:style-name="P2"><text:soft-page-break/><text:s text:c="8"/>});</text:p>
      <text:p text:style-name="P2"><text:s text:c="8"/></text:p>
      <text:p text:style-name="P2"><text:s text:c="6"/>},</text:p>
      <text:p text:style-name="P2"><text:s text:c="6"/></text:p>
      <text:p text:style-name="P2"><text:s text:c="6"/>_autoMove = function(currentSlide) {</text:p>
      <text:p text:style-name="P2"><text:s text:c="8"/>if ($isAuto) { </text:p>
      <text:p text:style-name="P2"><text:s text:c="10"/>$current = ~~(($current + 1) % $nItems);</text:p>
      <text:p text:style-name="P2"><text:s text:c="8"/>} else {</text:p>
      <text:p text:style-name="P2"><text:s text:c="10"/>$current = currentSlide;</text:p>
      <text:p text:style-name="P2"><text:s text:c="8"/>}</text:p>
      <text:p text:style-name="P2"><text:s text:c="8"/>console.log($current);</text:p>
      <text:p text:style-name="P2"><text:s text:c="8"/>_moveIt($listItems.eq($current), $current);</text:p>
      <text:p text:style-name="P2"><text:s text:c="6"/>},</text:p>
      <text:p text:style-name="P2"><text:s text:c="6"/></text:p>
      <text:p text:style-name="P2"><text:s text:c="6"/>_stopMove = function(x) {</text:p>
      <text:p text:style-name="P2"><text:s text:c="8"/>clearRequestInterval(autoSlider);</text:p>
      <text:p text:style-name="P2"><text:s text:c="8"/>$isAuto = false;</text:p>
      <text:p text:style-name="P2"><text:s text:c="8"/>_autoMove(x);</text:p>
      <text:p text:style-name="P2"><text:s text:c="6"/>};</text:p>
      <text:p text:style-name="P2"><text:s text:c="2"/></text:p>
      <text:p text:style-name="P2"><text:s text:c="2"/>return {</text:p>
      <text:p text:style-name="P2"><text:s text:c="4"/>init: _init</text:p>
      <text:p text:style-name="P2"><text:s text:c="2"/>};</text:p>
      <text:p text:style-name="P2"/>
      <text:p text:style-name="P2">})(document, jQuery);</text:p>
      <text:p text:style-name="P2"/>
      <text:p text:style-name="P2">$(window).load(function(){</text:p>
      <text:p text:style-name="P2"><text:s text:c="2"/>'use strict';</text:p>
      <text:p text:style-name="P2"><text:s text:c="2"/>sliderTeam.init();</text:p>
      <text:p text:style-name="P2">});</text:p>
      <text:p text:style-name="P2">----------------------------------------------------------------------------------</text:p>
      <text:p text:style-name="P4">/* Corps */</text:p>
      <text:p text:style-name="P3"><text:span text:style-name="T1">article</text:span><text:span text:style-name="T4">, </text:span><text:span text:style-name="T1">aside</text:span></text:p>
      <text:p text:style-name="P5">{</text:p>
      <text:p text:style-name="P3"><text:span text:style-name="T1">display</text:span><text:span text:style-name="T4">: </text:span><text:span text:style-name="T1">inline</text:span><text:span text:style-name="T4">-</text:span><text:span text:style-name="T1">block</text:span><text:span text:style-name="T3">;</text:span></text:p>
      <text:p text:style-name="P3"><text:span text:style-name="T1">vertical-align</text:span><text:span text:style-name="T4">: </text:span><text:span text:style-name="T1">top</text:span><text:span text:style-name="T3">;</text:span></text:p>
      <text:p text:style-name="P3"><text:span text:style-name="T1">text-align</text:span><text:span text:style-name="T4">: </text:span><text:span text:style-name="T1">justify</text:span><text:span text:style-name="T3">;</text:span></text:p>
      <text:p text:style-name="P6">}</text:p>
      <text:p text:style-name="P2"/>
      <text:p text:style-name="P2"/>
      <text:p text:style-name="P2"/>
      <text:p text:style-name="P2"><text:soft-page-break/></text:p>
      <text:p text:style-name="P7">article</text:p>
      <text:p text:style-name="P5">{</text:p>
      <text:p text:style-name="P3"><text:span text:style-name="T1">width</text:span><text:span text:style-name="T4">: 625px</text:span><text:span text:style-name="T3">;</text:span></text:p>
      <text:p text:style-name="P3"><text:span text:style-name="T1">margin-right</text:span><text:span text:style-name="T4">: 15px</text:span><text:span text:style-name="T3">;</text:span></text:p>
      <text:p text:style-name="P5">}</text:p>
      <text:p text:style-name="P9">.ico_categorie</text:p>
      <text:p text:style-name="P5">{</text:p>
      <text:p text:style-name="P3"><text:span text:style-name="T1">vertical-align</text:span><text:span text:style-name="T4">: </text:span><text:span text:style-name="T1">middle</text:span><text:span text:style-name="T3">;</text:span></text:p>
      <text:p text:style-name="P3"><text:span text:style-name="T1">margin-right</text:span><text:span text:style-name="T4">: 8px</text:span><text:span text:style-name="T3">;</text:span></text:p>
      <text:p text:style-name="P5">}</text:p>
      <text:p text:style-name="P8">article p</text:p>
      <text:p text:style-name="P5">{</text:p>
      <text:p text:style-name="P3"><text:span text:style-name="T1">font-size</text:span><text:span text:style-name="T4">: 0.8em</text:span><text:span text:style-name="T3">;</text:span></text:p>
      <text:p text:style-name="P5">}</text:p>
      <text:p text:style-name="P8">aside</text:p>
      <text:p text:style-name="P5">{</text:p>
      <text:p text:style-name="P3"><text:span text:style-name="T1">position</text:span><text:span text:style-name="T4">: </text:span><text:span text:style-name="T1">relative</text:span><text:span text:style-name="T3">;</text:span></text:p>
      <text:p text:style-name="P3"><text:span text:style-name="T1">width</text:span><text:span text:style-name="T4">: 235px</text:span><text:span text:style-name="T3">;</text:span></text:p>
      <text:p text:style-name="P3"><text:span text:style-name="T1">background-color</text:span><text:span text:style-name="T4">: #706b64</text:span><text:span text:style-name="T3">;</text:span></text:p>
      <text:p text:style-name="P3"><text:span text:style-name="T3">box</text:span><text:span text:style-name="T4">-</text:span><text:span text:style-name="T3">shadow</text:span><text:span text:style-name="T4">: 0px 2px 5px #1c1a19</text:span><text:span text:style-name="T3">;</text:span></text:p>
      <text:p text:style-name="P3"><text:span text:style-name="T1">border</text:span><text:span text:style-name="T4">-</text:span><text:span text:style-name="T3">radius</text:span><text:span text:style-name="T4">: 5px</text:span><text:span text:style-name="T3">;</text:span></text:p>
      <text:p text:style-name="P3"><text:span text:style-name="T1">padding</text:span><text:span text:style-name="T4">: 10px</text:span><text:span text:style-name="T3">;</text:span></text:p>
      <text:p text:style-name="P3"><text:span text:style-name="T1">color</text:span><text:span text:style-name="T4">: </text:span><text:span text:style-name="T2">white</text:span><text:span text:style-name="T3">;</text:span></text:p>
      <text:p text:style-name="P3"><text:span text:style-name="T1">font-size</text:span><text:span text:style-name="T4">: 0.9em</text:span><text:span text:style-name="T3">;</text:span></text:p>
      <text:p text:style-name="P5">}</text:p>
      <text:p text:style-name="P10">#fleche_bulle</text:p>
      <text:p text:style-name="P5">{</text:p>
      <text:p text:style-name="P3"><text:span text:style-name="T1">position</text:span><text:span text:style-name="T4">: </text:span><text:span text:style-name="T1">absolute</text:span><text:span text:style-name="T3">;</text:span></text:p>
      <text:p text:style-name="P3"><text:span text:style-name="T1">top</text:span><text:span text:style-name="T4">: 100px</text:span><text:span text:style-name="T3">;</text:span></text:p>
      <text:p text:style-name="P3"><text:span text:style-name="T1">left</text:span><text:span text:style-name="T4">: -12px</text:span><text:span text:style-name="T3">;</text:span></text:p>
      <text:p text:style-name="P5">}</text:p>
      <text:p text:style-name="P10">#photo_zozor</text:p>
      <text:p text:style-name="P5">{</text:p>
      <text:p text:style-name="P3"><text:span text:style-name="T1">text-align</text:span><text:span text:style-name="T4">: </text:span><text:span text:style-name="T1">center</text:span><text:span text:style-name="T3">;</text:span></text:p>
      <text:p text:style-name="P5">}</text:p>
      <text:p text:style-name="P3"><text:span text:style-name="T5">#photo_zozor </text:span><text:span text:style-name="T1">img</text:span></text:p>
      <text:p text:style-name="P5">{</text:p>
      <text:p text:style-name="P3"><text:span text:style-name="T1">border</text:span><text:span text:style-name="T4">: 1px </text:span><text:span text:style-name="T1">solid </text:span><text:span text:style-name="T4">#181818</text:span><text:span text:style-name="T3">;</text:span></text:p>
      <text:p text:style-name="P5">}</text:p>
      <text:p text:style-name="P8">aside img</text:p>
      <text:p text:style-name="P5">{</text:p>
      <text:p text:style-name="P3"><text:span text:style-name="T1">margin-right</text:span><text:span text:style-name="T4">: 5px</text:span><text:span text:style-name="T3">;</text:span></text:p>
      <text:p text:style-name="P6">}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NewPS-BoldMT" svg:font-family="CourierNewPS-BoldMT" style:font-family-generic="roman" style:font-pitch="variable"/>
    <style:font-face style:name="CourierNewPS-ItalicMT" svg:font-family="CourierNewPS-ItalicMT" style:font-family-generic="roman" style:font-pitch="variable"/>
    <style:font-face style:name="CourierNewPSMT" svg:font-family="CourierNewPS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8T02:14:39.002000000</meta:creation-date>
    <dc:date>2023-05-23T05:25:23.596000000</dc:date>
    <meta:editing-duration>P1DT17H2M37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11" meta:paragraph-count="399" meta:word-count="791" meta:character-count="8968" meta:non-whitespace-character-count="6200"/>
  </office:meta>
</office:document-meta>
</file>